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!-- See etc/org/README for copyright information --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odt="http://www.w3.org/1999/xodt" xmlns:field="urn:openoffice:names:experimental:ooo-ms-interop:xmlns:field:1.0" office:version="1.2">
  <!-- scripts -->
  <office:scripts/>
  <!-- font face declarations -->
  <office:font-face-decls>
    <style:font-face style:name="Tahoma1" svg:font-family="Tahoma"/>
    <style:font-face style:name="courier" svg:font-family="courier, monospace"/>
    <style:font-face style:name="Arial Unicode MS" svg:font-family="'Arial Unicode MS'" style:font-pitch="variable"/>
    <style:font-face style:name="HG Mincho Light J" svg:font-family="'HG Mincho Light J'" style:font-pitch="variable"/>
    <style:font-face style:name="Thorndale" svg:font-family="Thorndale" style:font-family-generic="roman" style:font-pitch="variable"/>
    <style:font-face style:name="Times New Roman" svg:font-family="'Times New Roman'" style:font-family-generic="roman" style:font-pitch="variable"/>
    <style:font-face style:name="Albany" svg:font-family="Albany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!-- automatic styles -->
  <office:automatic-styles>
    <!-- Section styles -->
    <!-- Section styles for Table Of Contents and Other Indices -->
    <style:style style:name="OrgIndexSection" style:family="section">
      <style:section-properties fo:background-color="#c0c0c0" style:editable="false">
        <style:columns fo:column-count="1" fo:column-gap="0cm"/>
        <style:background-image/>
      </style:section-properties>
    </style:style>
    <!-- Indented sections, used as container for tables that occur
         within list items -->
    <style:style style:name="OrgIndentedSection-Level-1" style:family="section">
      <style:section-properties text:dont-balance-text-columns="false" fo:margin-left="1.281cm" fo:margin-right="0cm" style:editable="false">
        <style:columns fo:column-count="1" fo:column-gap="0cm"/>
      </style:section-properties>
    </style:style>
    <style:style style:name="OrgIndentedSection-Level-2" style:family="section">
      <style:section-properties text:dont-balance-text-columns="false" fo:margin-left="1.905cm" fo:margin-right="0cm" style:editable="false">
        <style:columns fo:column-count="1" fo:column-gap="0cm"/>
      </style:section-properties>
    </style:style>
    <style:style style:name="OrgIndentedSection-Level-3" style:family="section">
      <style:section-properties text:dont-balance-text-columns="false" fo:margin-left="2.54cm" fo:margin-right="0cm" style:editable="false">
        <style:columns fo:column-count="1" fo:column-gap="0cm"/>
      </style:section-properties>
    </style:style>
    <style:style style:name="OrgIndentedSection-Level-4" style:family="section">
      <style:section-properties text:dont-balance-text-columns="false" fo:margin-left="3.175cm" fo:margin-right="0cm" style:editable="false">
        <style:columns fo:column-count="1" fo:column-gap="0cm"/>
      </style:section-properties>
    </style:style>
    <style:style style:name="OrgIndentedSection-Level-5" style:family="section">
      <style:section-properties text:dont-balance-text-columns="false" fo:margin-left="3.81cm" fo:margin-right="0cm" style:editable="false">
        <style:columns fo:column-count="1" fo:column-gap="0cm"/>
      </style:section-properties>
    </style:style>
    <style:style style:name="OrgIndentedSection-Level-6" style:family="section">
      <style:section-properties text:dont-balance-text-columns="false" fo:margin-left="4.445cm" fo:margin-right="0cm" style:editable="false">
        <style:columns fo:column-count="1" fo:column-gap="0cm"/>
      </style:section-properties>
    </style:style>
    <style:style style:name="OrgIndentedSection-Level-7" style:family="section">
      <style:section-properties text:dont-balance-text-columns="false" fo:margin-left="5.08cm" fo:margin-right="0cm" style:editable="false">
        <style:columns fo:column-count="1" fo:column-gap="0cm"/>
      </style:section-properties>
    </style:style>
    <style:style style:name="OrgIndentedSection-Level-8" style:family="section">
      <style:section-properties text:dont-balance-text-columns="false" fo:margin-left="5.715cm" fo:margin-right="0cm" style:editable="false">
        <style:columns fo:column-count="1" fo:column-gap="0cm"/>
      </style:section-properties>
    </style:style>
    <style:style style:name="OrgIndentedSection-Level-9" style:family="section">
      <style:section-properties text:dont-balance-text-columns="false" fo:margin-left="6.35cm" fo:margin-right="0cm" style:editable="false">
        <style:columns fo:column-count="1" fo:column-gap="0cm"/>
      </style:section-properties>
    </style:style>
    <style:style style:name="OrgIndentedSection-Level-10" style:family="section">
      <style:section-properties text:dont-balance-text-columns="false" fo:margin-left="6.985cm" fo:margin-right="0cm" style:editable="false">
        <style:columns fo:column-count="1" fo:column-gap="0cm"/>
      </style:section-properties>
    </style:style>
    <!-- Table styles -->
    <style:style style:name="OrgTable" style:family="table">
      <style:table-properties style:rel-width="96%" fo:margin-top="0cm" fo:margin-bottom="0.20cm" table:align="center"/>
    </style:style>
    <style:style style:name="OrgTableColumn" style:family="table-column">
      <style:table-column-properties style:rel-column-width="1*"/>
    </style:style>
    <style:style style:name="OrgTblCell" style:family="table-cell">
      <style:table-cell-properties style:vertical-align="top" fo:padding="0.159cm" fo:border-top="none" fo:border-bottom="none" fo:border-left="none" fo:border-right="none"/>
    </style:style>
    <style:style style:name="OrgTblCellL" style:family="table-cell" style:parent-style-name="OrgTblCell">
      <style:table-cell-properties fo:padding="0.159cm" fo:border-top="none" fo:border-bottom="none" fo:border-left="0.002cm solid #000000" fo:border-right="none"/>
    </style:style>
    <style:style style:name="OrgTblCellR" style:family="table-cell" style:parent-style-name="OrgTblCell">
      <style:table-cell-properties fo:padding="0.159cm" fo:border-top="none" fo:border-bottom="none" fo:border-left="none" fo:border-right="0.002cm solid #000000"/>
    </style:style>
    <style:style style:name="OrgTblCellLR" style:family="table-cell" style:parent-style-name="OrgTblCell">
      <style:table-cell-properties fo:padding="0.159cm" fo:border-top="none" fo:border-bottom="none" fo:border-left="0.002cm solid #000000" fo:border-right="0.002cm solid #000000"/>
    </style:style>
    <style:style style:name="OrgTblCellT" style:family="table-cell" style:parent-style-name="OrgTblCell">
      <style:table-cell-properties fo:padding="0.159cm" fo:border-top="0.002cm solid #000000" fo:border-bottom="none" fo:border-left="none" fo:border-right="none"/>
    </style:style>
    <style:style style:name="OrgTblCellTL" style:family="table-cell" style:parent-style-name="OrgTblCell">
      <style:table-cell-properties fo:padding="0.159cm" fo:border-top="0.002cm solid #000000" fo:border-bottom="none" fo:border-left="0.002cm solid #000000" fo:border-right="none"/>
    </style:style>
    <style:style style:name="OrgTblCellTR" style:family="table-cell" style:parent-style-name="OrgTblCell">
      <style:table-cell-properties fo:padding="0.159cm" fo:border-top="0.002cm solid #000000" fo:border-bottom="none" fo:border-left="none" fo:border-right="0.002cm solid #000000"/>
    </style:style>
    <style:style style:name="OrgTblCellTLR" style:family="table-cell" style:parent-style-name="OrgTblCell">
      <style:table-cell-properties fo:padding="0.159cm" fo:border-top="0.002cm solid #000000" fo:border-bottom="none" fo:border-left="0.002cm solid #000000" fo:border-right="0.002cm solid #000000"/>
    </style:style>
    <style:style style:name="OrgTblCellB" style:family="table-cell" style:parent-style-name="OrgTblCell">
      <style:table-cell-properties fo:padding="0.159cm" fo:border-top="none" fo:border-bottom="0.002cm solid #000000" fo:border-left="none" fo:border-right="none"/>
    </style:style>
    <style:style style:name="OrgTblCellBL" style:family="table-cell" style:parent-style-name="OrgTblCell">
      <style:table-cell-properties fo:padding="0.159cm" fo:border-top="none" fo:border-bottom="0.002cm solid #000000" fo:border-left="0.002cm solid #000000" fo:border-right="none"/>
    </style:style>
    <style:style style:name="OrgTblCellBR" style:family="table-cell" style:parent-style-name="OrgTblCell">
      <style:table-cell-properties fo:padding="0.159cm" fo:border-top="none" fo:border-bottom="0.002cm solid #000000" fo:border-left="none" fo:border-right="0.002cm solid #000000"/>
    </style:style>
    <style:style style:name="OrgTblCellBLR" style:family="table-cell" style:parent-style-name="OrgTblCell">
      <style:table-cell-properties fo:padding="0.159cm" fo:border-top="none" fo:border-bottom="0.002cm solid #000000" fo:border-left="0.002cm solid #000000" fo:border-right="0.002cm solid #000000"/>
    </style:style>
    <style:style style:name="OrgTblCellTB" style:family="table-cell" style:parent-style-name="OrgTblCell">
      <style:table-cell-properties fo:padding="0.159cm" fo:border-top="0.002cm solid #000000" fo:border-bottom="0.002cm solid #000000" fo:border-left="none" fo:border-right="none"/>
    </style:style>
    <style:style style:name="OrgTblCellTBL" style:family="table-cell" style:parent-style-name="OrgTblCell">
      <style:table-cell-properties fo:padding="0.159cm" fo:border-top="0.002cm solid #000000" fo:border-bottom="0.002cm solid #000000" fo:border-left="0.002cm solid #000000" fo:border-right="none"/>
    </style:style>
    <style:style style:name="OrgTblCellTBR" style:family="table-cell" style:parent-style-name="OrgTblCell">
      <style:table-cell-properties fo:padding="0.159cm" fo:border-top="0.002cm solid #000000" fo:border-bottom="0.002cm solid #000000" fo:border-left="none" fo:border-right="0.002cm solid #000000"/>
    </style:style>
    <style:style style:name="OrgTblCellTBLR" style:family="table-cell" style:parent-style-name="OrgTblCell">
      <style:table-cell-properties fo:padding="0.159cm" fo:border-top="0.002cm solid #000000" fo:border-bottom="0.002cm solid #000000" fo:border-left="0.002cm solid #000000" fo:border-right="0.002cm solid #000000"/>
    </style:style>
    <!-- BEGIN: Table styles for numbered equations -->
    <style:style style:name="OrgEquation" style:family="table">
      <style:table-properties style:rel-width="100%" fo:margin-top="0cm" fo:margin-bottom="0.20cm" table:align="center"/>
    </style:style>
    <style:style style:name="OrgEquationTableColumn" style:family="table-column">
      <style:table-column-properties style:rel-column-width="1*"/>
    </style:style>
    <style:style style:name="OrgFirstEquationFir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LastColumnTableCell" style:family="table-cell">
      <style:table-cell-properties style:vertical-align="middle" fo:padding="0.159cm" fo:border-top="none" fo:border-bottom="none" fo:border-left="none" fo:border-right="none"/>
    </style:style>
    <style:style style:name="OrgEquationFirstColumnTableParagraph" style:family="paragraph" style:parent-style-name="Table_20_Contents">
      <style:paragraph-properties fo:text-align="center" style:justify-single-word="false"/>
    </style:style>
    <style:style style:name="OrgEquationLastColumnTableParagraph" style:family="paragraph" style:parent-style-name="Table_20_Contents">
      <style:paragraph-properties fo:text-align="end" style:justify-single-word="false"/>
    </style:style>
    <!-- END: Table styles for numbered equations -->
    <!-- BEGIN: Custom Table Template -->
    <style:style style:name="Custom" style:family="table">
      <style:table-properties style:rel-width="80%" table:align="center"/>
    </style:style>
    <style:style style:name="CustomColumn" style:family="table-column">
      <style:table-column-properties style:rel-column-width="1*"/>
    </style:style>
    <!-- Table Paragraph Styles -->
    <style:style style:name="Custom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Row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LastColumnTableParagraph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Row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ustomFirstColumnTableParagraph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!-- Table Cell Styles -->
    <style:style style:name="CustomTableCell" style:family="table-cell">
      <style:table-cell-properties style:vertical-align="top" fo:background-color="#ffffff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RowTableCell" style:family="table-cell">
      <style:table-cell-properties style:vertical-align="top" fo:background-color="#000080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Row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FirstColumnTableCell" style:family="table-cell">
      <style:table-cell-properties style:vertical-align="top" fo:background-color="#4d4d4d" fo:padding="0.097cm" fo:border-left="0.002cm solid #000000" fo:border-right="0.002cm solid #000000" fo:border-top="0.002cm solid #000000" fo:border-bottom="0.002cm solid #000000">
        <style:background-image/>
      </style:table-cell-properties>
    </style:style>
    <style:style style:name="CustomLastColumnTableCell" style:family="table-cell">
      <style:table-cell-properties style:vertical-align="top" fo:background-color="#cccccc" fo:padding="0.097cm" fo:border-left="0.002cm solid #000000" fo:border-right="0.002cm solid #000000" fo:border-top="0.002cm solid #000000" fo:border-bottom="0.002cm solid #000000">
        <style:background-image/>
      </style:table-cell-properties>
    </style:style>
    <!-- END: Custom Table Template -->
  </office:automatic-styles>
  <office:body>
    <office:text>
      <text:sequence-decls>
        <text:sequence-decl text:display-outline-level="2" text:name="Table"/>
        <text:sequence-decl text:display-outline-level="2" text:name="Illustration"/>
        <text:sequence-decl text:display-outline-level="2" text:name="Text"/>
        <text:sequence-decl text:display-outline-level="2" text:name="Equation"/>
        <text:sequence-decl text:display-outline-level="2" text:name="Listing"/>
      </text:sequence-decls>
      <text:p text:style-name="OrgTitle">
<text:title>蜗窝科技博客笔记</text:title></text:p>
      <text:p text:style-name="OrgTitle"/>
      <text:p text:style-name="OrgSubtitle"><text:initial-creator>YeZhang</text:initial-creator></text:p>
      <text:p text:style-name="OrgSubtitle"/>
      <text:table-of-content text:style-name="OrgIndexSection" text:protected="true" text:name="Table of Contents">
        <text:table-of-content-source text:outline-level="3">
          <text:index-title-template text:style-name="Contents_20_Heading">Table of Contents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</text:table-of-content-entry-template>
        </text:table-of-content-source>
        <text:index-body>
          <text:index-title text:style-name="Sect1" text:name="Table of Contents1_Head">
            <text:p text:style-name="Contents_20_Heading">Table of Contents</text:p>
          </text:index-title>
          <text:p text:style-name="Contents_20_1"><text:a xlink:type="simple" xlink:href="#org5f5b56e">1. CFS 调度器 01 基本原理</text:a></text:p>
          <text:p text:style-name="Contents_20_2"><text:a xlink:type="simple" xlink:href="#org9605c09">1.1. 调度类</text:a></text:p>
          <text:p text:style-name="Contents_20_2"><text:a xlink:type="simple" xlink:href="#org4695517">1.2. 优先级</text:a></text:p>
          <text:p text:style-name="Contents_20_2"><text:a xlink:type="simple" xlink:href="#orgabe0873">1.3. 调度延迟</text:a></text:p>
          <text:p text:style-name="Contents_20_2"><text:a xlink:type="simple" xlink:href="#orga895047">1.4. 虚拟时间</text:a></text:p>
          <text:p text:style-name="Contents_20_2"><text:a xlink:type="simple" xlink:href="#org5bba7d8">1.5. 就绪队列</text:a></text:p>
          <text:p text:style-name="Contents_20_1"><text:a xlink:type="simple" xlink:href="#org84b74f7">2. CFS 调度器 02 源代码解析</text:a></text:p>
          <text:p text:style-name="Contents_20_2"><text:a xlink:type="simple" xlink:href="#org733a760">2.1. 进程的创建</text:a></text:p>
          <text:p text:style-name="Contents_20_2"><text:a xlink:type="simple" xlink:href="#org2071aea">2.2. 新进程加入队列</text:a></text:p>
        </text:index-body>
      </text:table-of-content>
      <text:h text:style-name="Heading_20_1" text:outline-level="1" text:is-list-header="false">
<text:bookmark-start text:name="OrgXref.org5f5b56e"/>
<text:bookmark text:name="org5f5b56e"/><text:a xlink:type="simple" xlink:href="http://www.wowotech.net/process_management/447.html">CFS 调度器 01 基本原理</text:a>
<text:bookmark-end text:name="OrgXref.org5f5b56e"/></text:h>
      <text:h text:style-name="Heading_20_2" text:outline-level="2" text:is-list-header="false">
<text:bookmark-start text:name="OrgXref.org9605c09"/>
<text:bookmark text:name="org9605c09"/>调度类
<text:bookmark-end text:name="OrgXref.org9605c09"/></text:h>
      <text:p text:style-name="Text_20_body">调度类关注如何从 runqueue 中选择最合适的 task。
</text:p>
      <text:section text:style-name="OrgIndentedSection-Level-0" text:name="Section1">
        <text:p text:style-name="Table">
<text:bookmark text:name="nil"/>Table <text:sequence text:ref-name="nil" text:name="Table" text:formula="ooow:Table+1" style:num-format="1">1.1.1</text:sequence>: 调度器类型表</text:p>
        <table:table table:style-name="OrgTable">
          <table:table-column table:style-name="OrgTableColumn"/>
          <table:table-column table:style-name="OrgTableColumn"/>
          <table:table-column table:style-name="OrgTableColumn"/>
          <table:table-rows>
            <table:table-row>
              <table:table-cell table:style-name="OrgTblCellT">
                <text:p text:style-name="OrgTableContentsLeft">调度类</text:p>
              </table:table-cell>
              <table:table-cell table:style-name="OrgTblCellT">
                <text:p text:style-name="OrgTableContentsLeft">描述</text:p>
              </table:table-cell>
              <table:table-cell table:style-name="OrgTblCellT">
                <text:p text:style-name="OrgTableContentsLeft">调度策略</text:p>
              </table:table-cell>
            </table:table-row>
            <table:table-row>
              <table:table-cell table:style-name="OrgTblCell">
                <text:p text:style-name="OrgTableContentsLeft">dl_sched_class</text:p>
              </table:table-cell>
              <table:table-cell table:style-name="OrgTblCell">
                <text:p text:style-name="OrgTableContentsLeft">deadline调度器</text:p>
              </table:table-cell>
              <table:table-cell table:style-name="OrgTblCell">
                <text:p text:style-name="OrgTableContentsLeft">SCHED_DEADLINE</text:p>
              </table:table-cell>
            </table:table-row>
            <table:table-row>
              <table:table-cell table:style-name="OrgTblCell">
                <text:p text:style-name="OrgTableContentsLeft">rt_sched_class</text:p>
              </table:table-cell>
              <table:table-cell table:style-name="OrgTblCell">
                <text:p text:style-name="OrgTableContentsLeft">实时调度器</text:p>
              </table:table-cell>
              <table:table-cell table:style-name="OrgTblCell">
                <text:p text:style-name="OrgTableContentsLeft">SCHED_FIFO、SCHED_RR</text:p>
              </table:table-cell>
            </table:table-row>
            <table:table-row>
              <table:table-cell table:style-name="OrgTblCell">
                <text:p text:style-name="OrgTableContentsLeft">fair_sched_class</text:p>
              </table:table-cell>
              <table:table-cell table:style-name="OrgTblCell">
                <text:p text:style-name="OrgTableContentsLeft">完全公平调度器(CFS)</text:p>
              </table:table-cell>
              <table:table-cell table:style-name="OrgTblCell">
                <text:p text:style-name="OrgTableContentsLeft">SCHED_NORMAL、SCHED_BATCH</text:p>
              </table:table-cell>
            </table:table-row>
            <table:table-row>
              <table:table-cell table:style-name="OrgTblCellB">
                <text:p text:style-name="OrgTableContentsLeft">idle_sched_class</text:p>
              </table:table-cell>
              <table:table-cell table:style-name="OrgTblCellB">
                <text:p text:style-name="OrgTableContentsLeft">idle task</text:p>
              </table:table-cell>
              <table:table-cell table:style-name="OrgTblCellB">
                <text:p text:style-name="OrgTableContentsLeft">SCHED_IDLE</text:p>
              </table:table-cell>
            </table:table-row>
          </table:table-rows>
        </table:table>
      </text:section>
      <text:p text:style-name="Text_20_body">调度器优先级为 dl &gt; rt &gt; fair &gt; idle.
</text:p>
      <text:h text:style-name="Heading_20_2" text:outline-level="2" text:is-list-header="false">
<text:bookmark-start text:name="OrgXref.org4695517"/>
<text:bookmark text:name="org4695517"/>优先级
<text:bookmark-end text:name="OrgXref.org4695517"/></text:h>
      <text:p text:style-name="Text_20_body">首先 CPU 不再区分时间片，而是分配进程使用时间的比例。但是对于优先级比较高的进程，调度器保证它们有更多的运行时间。
</text:p>
      <text:p text:style-name="Quotations">分配给进程的时间 = 总的cpu时间 * 进程的权重/就绪队列（runqueue）所有进程权重之和
</text:p>
      <text:p text:style-name="Text_20_body">为了方便计算，引入 nice 值，nice 是[-20, 19] 之间的一个整形值，越小权重越高。
</text:p>
      <text:p text:style-name="Quotations">weight = 1024 / 1.25 ^ nice
</text:p>
      <text:p text:style-name="Quotations">1024权重对应nice值为0，其权重被称为NICE_0_LOAD。默认情况下，大部分进程的权重基本都是NICE_0_LOAD。
</text:p>
      <text:h text:style-name="Heading_20_2" text:outline-level="2" text:is-list-header="false">
<text:bookmark-start text:name="OrgXref.orgabe0873"/>
<text:bookmark text:name="orgabe0873"/>调度延迟
<text:bookmark-end text:name="OrgXref.orgabe0873"/></text:h>
      <text:p text:style-name="Quotations">调度延迟就是保证每一个可运行进程都至少运行一次的时间间隔。
</text:p>
      <text:p text:style-name="Text_20_body">CFS 调度器在就绪进程数低于阈值前，保证调度延迟是一个常数（默认6ms），高于这个阈值，CFS 保证进程可以运行最小粒度时间（默认0.75ms）。
</text:p>
      <text:h text:style-name="Heading_20_2" text:outline-level="2" text:is-list-header="false">
<text:bookmark-start text:name="OrgXref.orga895047"/>
<text:bookmark text:name="orga895047"/>虚拟时间
<text:bookmark-end text:name="OrgXref.orga895047"/></text:h>
      <text:p text:style-name="Text_20_body">虚拟时间就是实际运行时间乘以 NICE_0_LOAD 与权重的比值。
</text:p>
      <text:h text:style-name="Heading_20_2" text:outline-level="2" text:is-list-header="false">
<text:bookmark-start text:name="OrgXref.org5bba7d8"/>
<text:bookmark text:name="org5bba7d8"/>就绪队列
<text:bookmark-end text:name="OrgXref.org5bba7d8"/></text:h>
      <text:p text:style-name="Text_20_body">CFS 就绪队列（runqueue）维护了一个红黑树。
</text:p>
      <text:p text:style-name="OrgSrcBlock"><text:span text:style-name="OrgSrcFontLockKeywordFace">struc</text:span><text:span text:style-name="OrgSrcFontLockKeywordFace">t</text:span><text:s/><text:span text:style-name="OrgSrcFontLockTypeFace">rq</text:span><text:s/>{</text:p>
      <text:p text:style-name="OrgSrcBlock"><text:tab/><text:span text:style-name="OrgSrcFontLockKeywordFace">struct</text:span><text:s/><text:span text:style-name="OrgSrcFontLockTypeFace">cfs_r</text:span><text:span text:style-name="OrgSrcFontLockTypeFace">q</text:span><text:s/><text:span text:style-name="OrgSrcFontLockVariableNameFace">cfs</text:span>;</text:p>
      <text:p text:style-name="OrgSrcBlock"><text:tab/><text:span text:style-name="OrgSrcFontLockKeywordFace">struct</text:span><text:s/><text:span text:style-name="OrgSrcFontLockTypeFace">rt_r</text:span><text:span text:style-name="OrgSrcFontLockTypeFace">q</text:span><text:s/><text:span text:style-name="OrgSrcFontLockVariableNameFace">rt</text:span>;</text:p>
      <text:p text:style-name="OrgSrcBlock"><text:tab/><text:span text:style-name="OrgSrcFontLockKeywordFace">struct</text:span><text:s/><text:span text:style-name="OrgSrcFontLockTypeFace">dl_r</text:span><text:span text:style-name="OrgSrcFontLockTypeFace">q</text:span><text:s/><text:span text:style-name="OrgSrcFontLockVariableNameFace">dl</text:span>;</text:p>
      <text:p text:style-name="OrgSrcBlock">};</text:p>
      <text:p text:style-name="OrgSrcBlock"/>
      <text:p text:style-name="OrgSrcBlock"><text:span text:style-name="OrgSrcFontLockKeywordFace">struc</text:span><text:span text:style-name="OrgSrcFontLockKeywordFace">t</text:span><text:s/><text:span text:style-name="OrgSrcFontLockTypeFace">rb_root_cached</text:span><text:s/>{</text:p>
      <text:p text:style-name="OrgSrcBlock"><text:tab/><text:span text:style-name="OrgSrcFontLockKeywordFace">struct</text:span><text:s/><text:span text:style-name="OrgSrcFontLockTypeFace">rb_roo</text:span><text:span text:style-name="OrgSrcFontLockTypeFace">t</text:span><text:s/><text:span text:style-name="OrgSrcFontLockVariableNameFace">rb_root</text:span>;</text:p>
      <text:p text:style-name="OrgSrcBlock"><text:tab/><text:span text:style-name="OrgSrcFontLockKeywordFace">struct</text:span><text:s/><text:span text:style-name="OrgSrcFontLockTypeFace">rb_nod</text:span><text:span text:style-name="OrgSrcFontLockTypeFace">e</text:span><text:s/>*<text:span text:style-name="OrgSrcFontLockVariableNameFace">rb_leftmost</text:span>;</text:p>
      <text:p text:style-name="OrgSrcBlock">};</text:p>
      <text:p text:style-name="OrgSrcBlock"/>
      <text:p text:style-name="OrgSrcBlock"><text:span text:style-name="OrgSrcFontLockKeywordFace">struc</text:span><text:span text:style-name="OrgSrcFontLockKeywordFace">t</text:span><text:s/><text:span text:style-name="OrgSrcFontLockTypeFace">cfs_rq</text:span><text:s/>{</text:p>
      <text:p text:style-name="OrgSrcBlock"><text:tab/><text:span text:style-name="OrgSrcFontLockCommentDelimiterFace">/</text:span><text:span text:style-name="OrgSrcFontLockCommentDelimiterFace">/</text:span><text:span text:style-name="OrgSrcFontLockCommentFace">1.<text:s/>load：就绪队列权重，就绪队列管理的所有调度实体权重之和。</text:span></text:p>
      <text:p text:style-name="OrgSrcBlock"><text:tab/><text:span text:style-name="OrgSrcFontLockKeywordFace">s</text:span><text:span text:style-name="OrgSrcFontLockKeywordFace">truct</text:span><text:s/><text:span text:style-name="OrgSrcFontLockTypeFace">load_weigh</text:span><text:span text:style-name="OrgSrcFontLockTypeFace">t</text:span><text:s/><text:span text:style-name="OrgSrcFontLockVariableNameFace">load</text:span>;<text:s/></text:p>
      <text:p text:style-name="OrgSrcBlock"><text:tab/><text:span text:style-name="OrgSrcFontLockCommentDelimiterFace">/</text:span><text:span text:style-name="OrgSrcFontLockCommentDelimiterFace">/</text:span><text:span text:style-name="OrgSrcFontLockCommentFace">2.<text:s/>nr_running：就绪队列上调度实体的个数。</text:span></text:p>
      <text:p text:style-name="OrgSrcBlock"><text:tab/><text:span text:style-name="OrgSrcFontLockTypeFace">u</text:span><text:span text:style-name="OrgSrcFontLockTypeFace">nsigned</text:span><text:s/><text:span text:style-name="OrgSrcFontLockTypeFace">in</text:span><text:span text:style-name="OrgSrcFontLockTypeFace">t</text:span><text:s/><text:span text:style-name="OrgSrcFontLockVariableNameFace">nr_running</text:span>;<text:s/></text:p>
      <text:p text:style-name="OrgSrcBlock"><text:tab/><text:span text:style-name="OrgSrcFontLockCommentDelimiterFace">/</text:span><text:span text:style-name="OrgSrcFontLockCommentDelimiterFace">/</text:span><text:span text:style-name="OrgSrcFontLockCommentFace">3.<text:s/>min_vruntime：跟踪就绪队列上所有调度实体的最小虚拟时间。</text:span></text:p>
      <text:p text:style-name="OrgSrcBlock"><text:tab/><text:span text:style-name="OrgSrcFontLockTypeFace">u</text:span><text:span text:style-name="OrgSrcFontLockTypeFace">6</text:span><text:span text:style-name="OrgSrcFontLockTypeFace">4</text:span><text:s/><text:span text:style-name="OrgSrcFontLockVariableNameFace">min_vruntime</text:span>;<text:s/></text:p>
      <text:p text:style-name="OrgSrcBlock"><text:tab/><text:span text:style-name="OrgSrcFontLockCommentDelimiterFace">/</text:span><text:span text:style-name="OrgSrcFontLockCommentDelimiterFace">/</text:span><text:span text:style-name="OrgSrcFontLockCommentFace">4.<text:s/>tasks_timeline：</text:span></text:p>
      <text:p text:style-name="OrgSrcBlock"><text:tab/><text:span text:style-name="OrgSrcFontLockCommentDelimiterFace">//<text:s/><text:s/><text:s/></text:span><text:span text:style-name="OrgSrcFontLockCommentFace">用于跟踪调度实体按虚拟时间大小排序的红黑树的信息</text:span></text:p>
      <text:p text:style-name="OrgSrcBlock"><text:tab/><text:span text:style-name="OrgSrcFontLockCommentDelimiterFace">//<text:s/><text:s/><text:s/></text:span><text:span text:style-name="OrgSrcFontLockCommentFace">（包含红黑树的根以及红黑树中最左边节点）。</text:span></text:p>
      <text:p text:style-name="OrgSrcBlock"><text:tab/><text:span text:style-name="OrgSrcFontLockKeywordFace">s</text:span><text:span text:style-name="OrgSrcFontLockKeywordFace">truct</text:span><text:s/><text:span text:style-name="OrgSrcFontLockTypeFace">rb_root_cache</text:span><text:span text:style-name="OrgSrcFontLockTypeFace">d</text:span><text:s/><text:span text:style-name="OrgSrcFontLockVariableNameFace">tasks_timeline</text:span>;<text:s/></text:p>
      <text:p text:style-name="OrgSrcBlockLastLine">};<text:s/></text:p>
      <text:p text:style-name="Text_20_body">每个 CPU 上维护一个 rq 结构体，rq 中有每种调度策略对应的 rq 队列。
</text:p>
      <text:p text:style-name="Text_20_body">管理就绪态的 struct sched_entity 调度实体会通过 <text:span text:style-name="OrgCode">pick_next_task</text:span> 从就绪队列中选择最合适的任务。
</text:p>
      <text:p text:style-name="OrgSrcBlock"><text:span text:style-name="OrgSrcFontLockKeywordFace">struc</text:span><text:span text:style-name="OrgSrcFontLockKeywordFace">t</text:span><text:s/><text:span text:style-name="OrgSrcFontLockTypeFace">sched_entity</text:span><text:s/>{</text:p>
      <text:p text:style-name="OrgSrcBlock"><text:tab/><text:span text:style-name="OrgSrcFontLockCommentDelimiterFace">/</text:span><text:span text:style-name="OrgSrcFontLockCommentDelimiterFace">/</text:span><text:span text:style-name="OrgSrcFontLockCommentFace">1.<text:s/>权重信息，在计算虚拟时间的时候会用到inv_weight成员。</text:span></text:p>
      <text:p text:style-name="OrgSrcBlock"><text:tab/><text:span text:style-name="OrgSrcFontLockKeywordFace">s</text:span><text:span text:style-name="OrgSrcFontLockKeywordFace">truct</text:span><text:s/><text:span text:style-name="OrgSrcFontLockTypeFace">load_weigh</text:span><text:span text:style-name="OrgSrcFontLockTypeFace">t</text:span><text:tab/><text:span text:style-name="OrgSrcFontLockVariableNameFace">load</text:span>;<text:s/></text:p>
      <text:p text:style-name="OrgSrcBlock"><text:tab/><text:span text:style-name="OrgSrcFontLockCommentDelimiterFace">/</text:span><text:span text:style-name="OrgSrcFontLockCommentDelimiterFace">/</text:span><text:span text:style-name="OrgSrcFontLockCommentFace">2.<text:s/>CFS调度器的每个就绪队列维护了一颗红黑树，</text:span></text:p>
      <text:p text:style-name="OrgSrcBlock"><text:tab/><text:span text:style-name="OrgSrcFontLockCommentDelimiterFace">//<text:s/><text:s/><text:s/></text:span><text:span text:style-name="OrgSrcFontLockCommentFace">上面挂满了就绪等待执行的task，run_node就是挂载点。</text:span></text:p>
      <text:p text:style-name="OrgSrcBlock"><text:tab/><text:span text:style-name="OrgSrcFontLockKeywordFace">s</text:span><text:span text:style-name="OrgSrcFontLockKeywordFace">truct</text:span><text:s/><text:span text:style-name="OrgSrcFontLockTypeFace">rb_nod</text:span><text:span text:style-name="OrgSrcFontLockTypeFace">e</text:span><text:tab/><text:tab/><text:span text:style-name="OrgSrcFontLockVariableNameFace">run_node</text:span>;<text:s/></text:p>
      <text:p text:style-name="OrgSrcBlock"><text:tab/><text:span text:style-name="OrgSrcFontLockCommentDelimiterFace">/</text:span><text:span text:style-name="OrgSrcFontLockCommentDelimiterFace">/</text:span><text:span text:style-name="OrgSrcFontLockCommentFace">3.<text:s/>调度实体se加入就绪队列后，on_rq置1。</text:span></text:p>
      <text:p text:style-name="OrgSrcBlock"><text:tab/><text:span text:style-name="OrgSrcFontLockCommentDelimiterFace">//<text:s/><text:s/><text:s/></text:span><text:span text:style-name="OrgSrcFontLockCommentFace">从就绪队列删除后，on_rq置0。</text:span></text:p>
      <text:p text:style-name="OrgSrcBlock"><text:tab/><text:span text:style-name="OrgSrcFontLockTypeFace">u</text:span><text:span text:style-name="OrgSrcFontLockTypeFace">nsigned</text:span><text:s/><text:span text:style-name="OrgSrcFontLockTypeFace">in</text:span><text:span text:style-name="OrgSrcFontLockTypeFace">t</text:span><text:tab/><text:tab/><text:span text:style-name="OrgSrcFontLockVariableNameFace">on_rq</text:span>;<text:s/></text:p>
      <text:p text:style-name="OrgSrcBlock"><text:tab/><text:span text:style-name="OrgSrcFontLockCommentDelimiterFace">/</text:span><text:span text:style-name="OrgSrcFontLockCommentDelimiterFace">/</text:span><text:span text:style-name="OrgSrcFontLockCommentFace">4.调度实体已经运行实际时间总和。</text:span></text:p>
      <text:p text:style-name="OrgSrcBlock"><text:tab/><text:span text:style-name="OrgSrcFontLockTypeFace">u</text:span><text:span text:style-name="OrgSrcFontLockTypeFace">6</text:span><text:span text:style-name="OrgSrcFontLockTypeFace">4</text:span><text:tab/><text:tab/><text:tab/><text:span text:style-name="OrgSrcFontLockVariableNameFace">sum_exec_runtime</text:span>;<text:s/></text:p>
      <text:p text:style-name="OrgSrcBlock"><text:tab/><text:span text:style-name="OrgSrcFontLockCommentDelimiterFace">/</text:span><text:span text:style-name="OrgSrcFontLockCommentDelimiterFace">/</text:span><text:span text:style-name="OrgSrcFontLockCommentFace">5.<text:s/>调度实体已经运行的虚拟时间总和。</text:span></text:p>
      <text:p text:style-name="OrgSrcBlock"><text:tab/><text:span text:style-name="OrgSrcFontLockTypeFace">u</text:span><text:span text:style-name="OrgSrcFontLockTypeFace">6</text:span><text:span text:style-name="OrgSrcFontLockTypeFace">4</text:span><text:tab/><text:tab/><text:tab/><text:span text:style-name="OrgSrcFontLockVariableNameFace">vruntime</text:span>;<text:s/></text:p>
      <text:p text:style-name="OrgSrcBlockLastLine">};<text:s/></text:p>
      <text:p text:style-name="Quotations">CFS维护了一个按照虚拟时间排序的红黑树，所有可运行的调度实体按照p-&gt;se.vruntime排序插入红黑树。如下图所示。
</text:p>
      <text:p text:style-name="Text_20_body"><text:a xlink:type="simple" xlink:href="http://www.wowotech.net/content/uploadfile/201810/8bb51538905306.png">http://www.wowotech.net/content/uploadfile/201810/8bb51538905306.png</text:a>
</text:p>
      <text:h text:style-name="Heading_20_1" text:outline-level="1" text:is-list-header="false">
<text:bookmark-start text:name="OrgXref.org84b74f7"/>
<text:bookmark text:name="org84b74f7"/><text:a xlink:type="simple" xlink:href="http://www.wowotech.net/process_management/448.html">CFS 调度器 02 源代码解析</text:a>
<text:bookmark-end text:name="OrgXref.org84b74f7"/></text:h>
      <text:h text:style-name="Heading_20_2" text:outline-level="2" text:is-list-header="false">
<text:bookmark-start text:name="OrgXref.org733a760"/>
<text:bookmark text:name="org733a760"/>进程的创建
<text:bookmark-end text:name="OrgXref.org733a760"/></text:h>
      <text:p text:style-name="Text_20_body">调用链路如下：
</text:p>
      <text:p text:style-name="Text_20_body">`do_fork()`-—&gt;`_do_fork()`-—&gt;`copy_process()`-—&gt;`sched_fork()`
</text:p>
      <text:p text:style-name="Text_20_body">`task_fork_fair()` 的简化实现：
</text:p>
      <text:p text:style-name="OrgSrcBlock"><text:span text:style-name="OrgSrcFontLockKeywordFace">static</text:span><text:s/><text:span text:style-name="OrgSrcFontLockTypeFace">voi</text:span><text:span text:style-name="OrgSrcFontLockTypeFace">d</text:span><text:s/><text:span text:style-name="OrgSrcFontLockFunctionNameFace">task_fork_fair</text:span>(<text:span text:style-name="OrgSrcFontLockKeywordFace">struct</text:span><text:s/><text:span text:style-name="OrgSrcFontLockTypeFace">task_struct</text:span><text:s/>*<text:span text:style-name="OrgSrcFontLockVariableNameFace">p</text:span>)</text:p>
      <text:p text:style-name="OrgSrcBlock">{</text:p>
      <text:p text:style-name="OrgSrcBlock"><text:tab/><text:span text:style-name="OrgSrcFontLockKeywordFace">struct</text:span><text:s/><text:span text:style-name="OrgSrcFontLockTypeFace">cfs_r</text:span><text:span text:style-name="OrgSrcFontLockTypeFace">q</text:span><text:s/>*<text:span text:style-name="OrgSrcFontLockVariableNameFace">cfs_rq</text:span>;</text:p>
      <text:p text:style-name="OrgSrcBlock"><text:tab/><text:span text:style-name="OrgSrcFontLockKeywordFace">struct</text:span><text:s/><text:span text:style-name="OrgSrcFontLockTypeFace">sched_entit</text:span><text:span text:style-name="OrgSrcFontLockTypeFace">y</text:span><text:s/>*<text:span text:style-name="OrgSrcFontLockVariableNameFace">se</text:span><text:s/>=<text:s/>&amp;p-&gt;se,<text:s/>*<text:span text:style-name="OrgSrcFontLockVariableNameFace">curr</text:span>;</text:p>
      <text:p text:style-name="OrgSrcBlock"><text:tab/><text:span text:style-name="OrgSrcFontLockKeywordFace">struct</text:span><text:s/><text:span text:style-name="OrgSrcFontLockTypeFace">r</text:span><text:span text:style-name="OrgSrcFontLockTypeFace">q</text:span><text:s/>*<text:span text:style-name="OrgSrcFontLockVariableNameFace">rq</text:span><text:s/>=<text:s/>this_rq();</text:p>
      <text:p text:style-name="OrgSrcBlock"><text:tab/><text:span text:style-name="OrgSrcFontLockKeywordFace">struct</text:span><text:s/><text:span text:style-name="OrgSrcFontLockTypeFace">rq_flag</text:span><text:span text:style-name="OrgSrcFontLockTypeFace">s</text:span><text:s/><text:span text:style-name="OrgSrcFontLockVariableNameFace">rf</text:span>;</text:p>
      <text:p text:style-name="OrgSrcBlock"/>
      <text:p text:style-name="OrgSrcBlock"><text:tab/><text:span text:style-name="OrgSrcFontLockFunctionNameFace">rq_lock</text:span>(<text:span text:style-name="OrgSrcFontLockTypeFace">rq</text:span>,<text:s/>&amp;rf);</text:p>
      <text:p text:style-name="OrgSrcBlock"><text:tab/><text:span text:style-name="OrgSrcFontLockFunctionNameFace">update_rq_clock</text:span>(<text:span text:style-name="OrgSrcFontLockTypeFace">rq</text:span>);</text:p>
      <text:p text:style-name="OrgSrcBlock"/>
      <text:p text:style-name="OrgSrcBlock"><text:tab/>cfs_rq<text:s/>=<text:s/>task_cfs_rq(current);</text:p>
      <text:p text:style-name="OrgSrcBlock"><text:tab/><text:span text:style-name="OrgSrcFontLockCommentDelimiterFace">/</text:span><text:span text:style-name="OrgSrcFontLockCommentDelimiterFace">/<text:s/></text:span><text:span text:style-name="OrgSrcFontLockCommentFace">cfs_rq是CFS调度器就绪队列，</text:span></text:p>
      <text:p text:style-name="OrgSrcBlock"><text:tab/><text:span text:style-name="OrgSrcFontLockCommentDelimiterFace">//<text:s/></text:span><text:span text:style-name="OrgSrcFontLockCommentFace">curr指向当前正在cpu上运行的task的调度实体。</text:span></text:p>
      <text:p text:style-name="OrgSrcBlock"><text:tab/>curr<text:s/>=<text:s/>cfs_rq-&gt;curr;<text:s/><text:s/><text:s/><text:s/><text:s/><text:s/><text:s/><text:s/><text:s/><text:s/><text:s/><text:s/><text:s/><text:s/><text:s/><text:s/><text:s/><text:s/><text:s/><text:s/><text:s/></text:p>
      <text:p text:style-name="OrgSrcBlock"><text:tab/><text:span text:style-name="OrgSrcFontLockKeywordFace">if</text:span><text:s/>(curr)<text:s/>{</text:p>
      <text:p text:style-name="OrgSrcBlock"><text:tab/><text:span text:style-name="OrgSrcFontLockCommentDelimiterFace">/</text:span><text:span text:style-name="OrgSrcFontLockCommentDelimiterFace">/<text:s/></text:span><text:span text:style-name="OrgSrcFontLockCommentFace">更新当前正在运行的调度实体的运行时间信息。</text:span></text:p>
      <text:p text:style-name="OrgSrcBlock"><text:tab/><text:tab/>update_curr(cfs_rq);<text:s/><text:s/><text:s/><text:s/><text:s/><text:s/><text:s/><text:s/><text:s/><text:s/><text:s/><text:s/><text:s/><text:s/><text:s/><text:s/><text:s/></text:p>
      <text:p text:style-name="OrgSrcBlock"><text:tab/><text:tab/><text:span text:style-name="OrgSrcFontLockCommentDelimiterFace">/</text:span><text:span text:style-name="OrgSrcFontLockCommentDelimiterFace">/<text:s/></text:span><text:span text:style-name="OrgSrcFontLockCommentFace">初始化当前创建的新进程的虚拟时间。</text:span></text:p>
      <text:p text:style-name="OrgSrcBlock"><text:tab/><text:tab/>se-&gt;vruntime<text:s/>=<text:s/>curr-&gt;vruntime;<text:s/><text:s/><text:s/><text:s/><text:s/><text:s/><text:s/></text:p>
      <text:p text:style-name="OrgSrcBlock"><text:tab/>}</text:p>
      <text:p text:style-name="OrgSrcBlock"><text:tab/><text:span text:style-name="OrgSrcFontLockCommentDelimiterFace">/</text:span><text:span text:style-name="OrgSrcFontLockCommentDelimiterFace">/<text:s/></text:span><text:span text:style-name="OrgSrcFontLockCommentFace">place_entity()函数在进程创建以及唤醒的时候都会调用，</text:span></text:p>
      <text:p text:style-name="OrgSrcBlock"><text:tab/><text:span text:style-name="OrgSrcFontLockCommentDelimiterFace">//<text:s/></text:span><text:span text:style-name="OrgSrcFontLockCommentFace">创建进程的时候传递参数initial=1。</text:span></text:p>
      <text:p text:style-name="OrgSrcBlock"><text:tab/><text:span text:style-name="OrgSrcFontLockCommentDelimiterFace">//<text:s/></text:span><text:span text:style-name="OrgSrcFontLockCommentFace">主要目的是更新调度实体得到虚拟时间（se-&gt;vruntime成员）。</text:span></text:p>
      <text:p text:style-name="OrgSrcBlock"><text:tab/><text:span text:style-name="OrgSrcFontLockCommentDelimiterFace">//<text:s/></text:span><text:span text:style-name="OrgSrcFontLockCommentFace">要和cfs_rq-&gt;min_vruntime的值保持差别不大，</text:span></text:p>
      <text:p text:style-name="OrgSrcBlock"><text:tab/><text:span text:style-name="OrgSrcFontLockCommentDelimiterFace">//<text:s/></text:span><text:span text:style-name="OrgSrcFontLockCommentFace">如果非常小的话，有可能疯狂占用cpu运行。</text:span></text:p>
      <text:p text:style-name="OrgSrcBlock"><text:tab/><text:span text:style-name="OrgSrcFontLockFunctionNameFace">p</text:span><text:span text:style-name="OrgSrcFontLockFunctionNameFace">lace_entity</text:span>(<text:span text:style-name="OrgSrcFontLockTypeFace">cfs_rq</text:span>,<text:s/>se,<text:s/>1);<text:s/><text:s/><text:s/><text:s/><text:s/><text:s/><text:s/><text:s/><text:s/><text:s/><text:s/><text:s/><text:s/></text:p>
      <text:p text:style-name="OrgSrcBlock"/>
      <text:p text:style-name="OrgSrcBlock"><text:tab/>se-&gt;vruntime<text:s/>-=<text:s/>cfs_rq-&gt;min_vruntime;<text:s/><text:s/><text:s/><text:s/></text:p>
      <text:p text:style-name="OrgSrcBlock"><text:tab/><text:span text:style-name="OrgSrcFontLockFunctionNameFace">rq_unlock</text:span>(<text:span text:style-name="OrgSrcFontLockTypeFace">rq</text:span>,<text:s/>&amp;rf);</text:p>
      <text:p text:style-name="OrgSrcBlockLastLine">}</text:p>
      <text:p text:style-name="Text_20_body">我们需要理解调度器就绪队列和调度实体之间的关系，需要重新整理<text:a xlink:type="simple" xlink:href="cfs_01.org">CFS 调度器 01 基本原理</text:a>里面的内容。
</text:p>
      <text:p text:style-name="Text_20_body"><text:span text:style-name="OrgCode">task_fork_fair</text:span> 这里的注释说得我一头雾水，主要是 vtime 的先减后加这里没有说清楚。 <text:span text:style-name="OrgCode">update_curr()</text:span> 里面有一个 <text:span text:style-name="OrgCode">update_min_vtime()</text:span> 的操作，会用到 rb tree 的最左节点。
</text:p>
      <text:p text:style-name="Text_20_body">这部分真的看不懂。主要不懂的地方在于虚拟时间的计算。
</text:p>
      <text:h text:style-name="Heading_20_2" text:outline-level="2" text:is-list-header="false">
<text:bookmark-start text:name="OrgXref.org2071aea"/>
<text:bookmark text:name="org2071aea"/>新进程加入队列
<text:bookmark-end text:name="OrgXref.org2071aea"/></text:h>
    </office:text>
  </office:body>
</office:document-content>
</file>

<file path=styles.xml><?xml version="1.0" encoding="utf-8"?>
<!-- See etc/org/README for copyright information --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>
  <office:font-face-decls>
    <style:font-face style:name="OpenSymbol" svg:font-family="OpenSymbol"/>
    <style:font-face style:name="Tahoma1" svg:font-family="Tahoma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!-- Outline numbering -->
    <text:outline-style style:name="OrgOutline">
      <text:outline-level-style text:level="1" style:num-suffix=". " style:num-format="1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style:num-suffix=". " style:num-format="1" text:display-levels="2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style:num-suffix=". " style:num-format="1" text:display-levels="3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suffix=". " style:num-format="1" text:display-levels="4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outline-level-style>
      <text:outline-level-style text:level="5" style:num-suffix=". " style:num-format="1" text:display-levels="5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outline-level-style>
      <text:outline-level-style text:level="6" style:num-suffix=". " style:num-format="1" text:display-levels="6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outline-level-style>
      <text:outline-level-style text:level="7" style:num-suffix=". " style:num-format="1" text:display-levels="7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outline-level-style>
      <text:outline-level-style text:level="8" style:num-suffix=". " style:num-format="1" text:display-levels="8">
        <style:list-level-properties text:list-level-position-and-space-mode="label-alignment">
          <style:list-level-label-alignment text:label-followed-by="nothing" fo:text-indent="-2.54cm" fo:margin-left="2.54cm"/>
        </style:list-level-properties>
      </text:outline-level-style>
      <text:outline-level-style text:level="9" style:num-suffix=". " style:num-format="1" text:display-levels="9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outline-level-style>
      <text:outline-level-style text:level="10" style:num-suffix=". " style:num-format="1" text:display-levels="10">
        <style:list-level-properties text:list-level-position-and-space-mode="label-alignment">
          <style:list-level-label-alignment text:label-followed-by="nothing" fo:text-indent="-3.048cm" fo:margin-left="3.048cm"/>
        </style:list-level-properties>
      </text:outline-level-style>
    </text:outline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>
        <style:tab-stops>
          <style:tab-stop style:position="17cm" style:type="right"/>
        </style:tab-stops>
      </style:paragraph-properties>
      <style:text-properties style:font-name="Arial" fo:font-size="14pt" style:font-name-asian="SimSun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1_unnumbered" style:family="paragraph" style:parent-style-name="Heading_20_1" style:list-style-name="">
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2_unnumbered" style:family="paragraph" style:parent-style-name="Heading_20_2" style:list-style-name="">
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3_unnumbered" style:family="paragraph" style:parent-style-name="Heading_20_3" style:list-style-name="">
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4_unnumbered" style:family="paragraph" style:parent-style-name="Heading_20_4" style:list-style-name="">
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5_unnumbered" style:family="paragraph" style:parent-style-name="Heading_20_5" style:list-style-name="">
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6_unnumbered" style:family="paragraph" style:parent-style-name="Heading_20_6" style:list-style-name="">
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7_unnumbered" style:family="paragraph" style:parent-style-name="Heading_20_7" style:list-style-name="">
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8_unnumbered" style:family="paragraph" style:parent-style-name="Heading_20_8" style:list-style-name="">
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9_unnumbered" style:family="paragraph" style:parent-style-name="Heading_20_9" style:list-style-name=""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Heading_20_10_unnumbered" style:family="paragraph" style:parent-style-name="Heading_20_10" style:list-style-name="">
  </style:style>
    <style:style style:name="Heading_20_1.title" style:display-name="Heading 1.title" style:family="paragraph" style:parent-style-name="Heading_20_1">
      <style:paragraph-properties fo:text-align="center" style:justify-single-word="false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OrgTitle" style:family="paragraph" style:parent-style-name="Title">
      <style:paragraph-properties fo:margin-top="0cm" fo:margin-bottom="0cm"/>
      <style:text-properties fo:font-size="24pt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rgSubtitle" style:family="paragraph" style:parent-style-name="Subtitle">
      <style:paragraph-properties fo:margin-top="0cm" fo:margin-bottom="0cm"/>
      <style:text-properties fo:font-size="20pt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Salutation" style:family="paragraph" style:parent-style-name="Standard" style:class="text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3c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4cm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4cm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5cm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6cm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7cm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8cm" style:type="right" style:leader-style="dotted" style:leader-text="."/>
        </style:tab-stops>
      </style:paragraph-properties>
    </style:style>
    <style:style style:name="Quotations" style:family="paragraph" style:parent-style-name="Standard" style:class="html">
      <style:paragraph-properties fo:margin-left="1cm" fo:margin-right="1cm" fo:margin-top="0cm" fo:margin-bottom="0.499cm" fo:text-indent="0cm" style:auto-text-indent="false"/>
    </style:style>
    <style:style style:name="OrgFootnoteQuotations" style:family="paragraph" style:parent-style-name="Footnote" style:class="html">
      <style:paragraph-properties fo:margin-left="1cm" fo:margin-right="1cm" fo:margin-top="0cm" fo:margin-bottom="0.499cm" fo:text-indent="0cm" style:auto-text-indent="false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OrgVerse" style:family="paragraph" style:parent-style-name="Preformatted_20_Text">
      <style:paragraph-properties fo:background-color="transparent" fo:padding="0cm" fo:border="none" style:shadow="none">
        <style:background-image/>
      </style:paragraph-properties>
    </style:style>
    <style:style style:name="OrgClock" style:family="paragraph" style:parent-style-name="Text_20_body">
      <style:paragraph-properties fo:margin-top="0cm" fo:margin-bottom="0cm"/>
    </style:style>
    <style:style style:name="OrgClockLastLine" style:family="paragraph" style:parent-style-name="OrgClock"/>
    <style:style style:name="OrgPlanning" style:family="paragraph" style:parent-style-name="Text_20_body"/>
    <!-- Fixed width block -->
    <style:style style:name="OrgFixedWidthBlock" style:family="paragraph" style:parent-style-name="Preformatted_20_Text">
      <style:paragraph-properties fo:background-color="#c0c0c0" fo:padding="0.049cm" fo:border="0.06pt solid #000000" style:shadow="none">
        <style:background-image/>
      </style:paragraph-properties>
    </style:style>
    <style:style style:name="OrgFixedWidthBlockLastLine" style:family="paragraph" style:parent-style-name="OrgFixedWidthBlock">
      <style:paragraph-properties fo:margin-top="0cm" fo:margin-bottom="0.21cm"/>
    </style:style>
    <style:style style:name="OrgFormula" style:family="paragraph" style:parent-style-name="Text_20_body">
      <style:paragraph-properties>
        <style:tab-stops>
          <style:tab-stop style:position="17cm" style:type="right"/>
        </style:tab-stops>
      </style:paragraph-properties>
    </style:style>
    <style:style style:name="OrgSrcBlockLastLine" style:family="paragraph" style:parent-style-name="OrgSrcBlock">
      <style:paragraph-properties fo:margin-top="0cm" fo:margin-bottom="0.21cm"/>
    </style:style>
    <style:style style:name="OrgCenter" style:family="paragraph" style:parent-style-name="Text_20_body">
      <style:paragraph-properties fo:text-align="center" style:justify-single-word="false"/>
    </style:style>
    <style:style style:name="OrgFootnoteCenter" style:family="paragraph" style:parent-style-name="Footnote">
      <style:paragraph-properties fo:text-align="center" style:justify-single-word="false"/>
    </style:style>
    <style:style style:name="OrgTableContents" style:family="paragraph" style:parent-style-name="Text_20_body"/>
    <style:style style:name="OrgTableHeading" style:family="paragraph" style:parent-style-name="OrgTable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OrgTableHeadingLeft" style:family="paragraph" style:parent-style-name="OrgTableHeading">
      <style:paragraph-properties fo:text-align="left" style:justify-single-word="false"/>
    </style:style>
    <style:style style:name="OrgTableHeadingRight" style:family="paragraph" style:parent-style-name="OrgTableHeading">
      <style:paragraph-properties fo:text-align="right" style:justify-single-word="false"/>
    </style:style>
    <style:style style:name="OrgTableHeadingCenter" style:family="paragraph" style:parent-style-name="OrgTableHeading">
      <style:paragraph-properties fo:text-align="center" style:justify-single-word="false"/>
    </style:style>
    <style:style style:name="OrgTableContentsLeft" style:family="paragraph" style:parent-style-name="OrgTableContents">
      <style:paragraph-properties fo:text-align="left" style:justify-single-word="false"/>
    </style:style>
    <style:style style:name="OrgTableContentsRight" style:family="paragraph" style:parent-style-name="OrgTableContents">
      <style:paragraph-properties fo:text-align="right" style:justify-single-word="false"/>
    </style:style>
    <style:style style:name="OrgTableContentsCenter" style:family="paragraph" style:parent-style-name="OrgTableContents">
      <style:paragraph-properties fo:text-align="center" style:justify-single-word="false"/>
    </style:style>
    <style:style style:name="Text_20_body_20_bold" style:display-name="Text body bold" style:family="paragraph" style:parent-style-name="Text_20_body" style:next-style-name="Text_20_body">
      <style:text-properties fo:font-weight="bold"/>
    </style:style>
    <style:style style:name="Footnote" style:family="paragraph" style:parent-style-name="Standard" style:class="extra">
      <style:paragraph-properties fo:margin-left="0.499cm" fo:margin-right="0cm" fo:text-indent="-0.499cm" style:auto-text-indent="false" text:number-lines="false" text:line-number="0"/>
      <style:text-properties fo:font-size="10pt" style:font-size-asian="10pt" style:font-size-complex="10pt"/>
    </style:style>
    <style:style style:name="Figure" style:family="paragraph" style:parent-style-name="Caption"/>
    <style:style style:name="Illustration_20_Index_20_Heading" style:display-name="Illustration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able" style:family="paragraph" style:parent-style-name="Caption" style:class="extra">
      <style:paragraph-properties fo:text-align="center" style:justify-single-word="false"/>
    </style:style>
    <style:style style:name="Listing" style:family="paragraph" style:parent-style-name="Caption" style:class="extra">
      <style:paragraph-properties fo:margin-left="0cm" fo:margin-right="0cm" fo:text-indent="0cm" style:auto-text-indent="false" fo:keep-with-next="always">
        <style:tab-stops/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21cm" style:page-number="auto" fo:padding="0cm" fo:border-left="none" fo:border-right="none" fo:border-top="none" fo:border-bottom="0.06pt solid #000000" style:shadow="none" text:number-lines="false" text:line-number="0" style:join-border="false"/>
      <style:text-properties fo:font-size="6pt" style:font-size-asian="6pt" style:font-size-complex="6pt"/>
    </style:style>
    <style:style style:name="Emphasis" style:family="text">
      <style:text-properties fo:font-style="italic" style:font-style-asian="italic" style:font-style-complex="italic"/>
    </style:style>
    <style:style style:name="Underline" style:family="text">
      <style:text-properties style:text-underline-style="solid" style:text-underline-width="auto" style:text-underline-color="font-color" fo:background-color="transparent"/>
    </style:style>
    <style:style style:name="Strikethrough" style:family="text">
      <style:text-properties style:text-line-through-style="solid"/>
    </style:style>
    <style:style style:name="Source_20_Text" style:display-name="Source Text" style:family="text">
      <style:text-properties style:font-name="Courier New" fo:background-color="transparent" style:font-name-asian="NSimSun" style:font-name-complex="Courier New"/>
    </style:style>
    <style:style style:name="Citation" style:family="text">
      <style:text-properties fo:font-style="italic" style:font-style-asian="italic" style:font-style-complex="italic"/>
    </style:style>
    <style:style style:name="Example" style:family="text">
      <style:text-properties style:font-name="Courier New" fo:background-color="transparent" style:font-name-asian="NSimSun" style:font-name-complex="Courier New"/>
    </style:style>
    <style:style style:name="OrgCode" style:family="text" style:parent-style-name="Source_20_Text"/>
    <!-- BEGIN: Org Agenda Styles -->
    <style:style style:name="OrgTodo" style:family="text"/>
    <style:style style:name="OrgDone" style:family="text"/>
    <style:style style:name="OrgTag" style:family="text">
      <style:text-properties fo:font-variant="small-caps" fo:background-color="transparent"/>
    </style:style>
    <style:style style:name="OrgTags" style:family="text"/>
    <style:style style:name="OrgPriority" style:family="text"/>
    <style:style style:name="OrgPriority-A" style:family="text" style:parent-style-name="OrgPriority"/>
    <style:style style:name="OrgPriority-B" style:family="text" style:parent-style-name="OrgPriority"/>
    <style:style style:name="OrgPriority-C" style:family="text" style:parent-style-name="OrgPriority"/>
    <style:style style:name="OrgTimestamp" style:display-name="OrgTimestamp" style:family="text">
      <style:text-properties style:font-name="Courier New" fo:background-color="transparent" style:font-name-asian="NSimSun" style:font-name-complex="Courier New"/>
    </style:style>
    <style:style style:name="OrgActiveTimestamp" style:family="text" style:parent-style-name="OrgTimestamp"/>
    <style:style style:name="OrgInactiveTimestamp" style:family="text" style:parent-style-name="OrgTimestamp"/>
    <style:style style:name="OrgTimestampKeyword" style:family="text">
      <style:text-properties style:use-window-font-color="true" fo:font-weight="bold"/>
    </style:style>
    <style:style style:name="OrgScheduledKeyword" style:family="text" style:parent-style-name="OrgTimestampKeyword"/>
    <style:style style:name="OrgDeadlineKeyword" style:family="text" style:parent-style-name="OrgTimestampKeyword"/>
    <style:style style:name="OrgClockKeyword" style:family="text" style:parent-style-name="OrgTimestampKeyword"/>
    <style:style style:name="OrgClosedKeyword" style:family="text" style:parent-style-name="OrgTimestampKeyword"/>
    <style:style style:name="OrgTimestampWrapper" style:family="text"/>
    <style:style style:name="OrgTarget" style:family="text"/>
    <number:date-style style:name="OrgDate" number:automatic-order="true">
      <number:day number:style="long"/>
      <number:text>/</number:text>
      <number:month number:style="long"/>
      <number:text>/</number:text>
      <number:year number:style="long"/>
    </number:date-style>
    <!-- END: Org Agenda Styles -->
    <style:style style:name="Bold" style:family="text">
      <style:text-properties fo:font-weight="bold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rgSuperscript" style:family="text">
      <style:text-properties style:text-position="super 58%"/>
    </style:style>
    <style:style style:name="OrgSubscript" style:family="text">
      <style:text-properties style:text-position="sub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!-- Simple Images   -->
    <style:style style:name="OrgDisplayImage" style:family="graphic" style:parent-style-name="Graphics">
      <style:graphic-properties text:anchor-type="paragraph" style:wrap="none" style:vertical-pos="top" style:vertical-rel="paragraph" style:horizontal-pos="center" style:horizontal-rel="paragraph"/>
    </style:style>
    <style:style style:name="OrgPageImage" style:family="graphic" style:parent-style-name="Graphics">
      <style:graphic-properties text:anchor-type="page" fo:margin-top="0.21cm" fo:margin-bottom="0.21cm" style:vertical-pos="middle" style:vertical-rel="page" style:horizontal-pos="center" style:horizontal-rel="page" fo:background-color="transparent" style:background-transparency="100%" style:shadow="none" style:mirror="none" fo:clip="rect(0cm, 0cm, 0cm, 0cm)" draw:luminance="0%" draw:contrast="0%" draw:red="0%" draw:green="0%" draw:blue="0%" draw:gamma="100%" draw:color-inversion="false" draw:image-opacity="100%" draw:color-mode="standard">
        <style:background-image/>
      </style:graphic-properties>
    </style:style>
    <!-- Captioned Images  -->
    <style:style style:name="OrgCaptionedImage" style:family="graphic" style:parent-style-name="Graphics">
      <style:graphic-properties style:rel-width="100%" text:anchor-type="paragraph" fo:margin-left="0cm" fo:margin-right="0cm" fo:margin-top="0cm" fo:margin-bottom="0cm" style:run-through="foreground" style:wrap="none" style:vertical-pos="from-top" style:vertical-rel="paragraph-content" style:horizontal-pos="from-left" style:horizontal-rel="paragraph-content" fo:padding="0cm" fo:border="none" style:shadow="none"/>
    </style:style>
    <style:style style:name="OrgImageCaptionFrame" style:family="graphic" style:parent-style-name="Frame">
      <style:graphic-properties text:anchor-type="paragraph" fo:margin-left="0cm" fo:margin-right="0cm" fo:margin-top="0cm" fo:margin-bottom="0cm" style:wrap="none" style:vertical-pos="top" style:vertical-rel="paragraph" style:horizontal-pos="center" style:horizontal-rel="paragraph" fo:padding="0cm" fo:border="none"/>
    </style:style>
    <style:style style:name="OrgPageImageCaptionFrame" style:family="graphic" style:parent-style-name="Frame">
      <style:graphic-properties text:anchor-type="paragraph" fo:margin-left="0cm" fo:margin-right="0cm" fo:margin-top="0.21cm" fo:margin-bottom="0.21cm" style:wrap="none" style:vertical-pos="middle" style:vertical-rel="page" style:horizontal-pos="center" style:horizontal-rel="page" fo:background-color="transparent" style:background-transparency="100%" fo:padding="0cm" fo:border="none" style:shadow="none">
        <style:background-image/>
      </style:graphic-properties>
    </style:style>
    <!-- Inlined Images -->
    <style:style style:name="OrgInlineImage" style:family="graphic" style:parent-style-name="Graphics">
      <style:graphic-properties text:anchor-type="as-char" style:vertical-pos="top" style:vertical-rel="baseline" style:horizontal-pos="center" style:horizontal-rel="paragraph"/>
    </style:style>
    <!-- Inline Formula -->
    <style:style style:name="OrgFormula" style:family="graphic">
      <style:graphic-properties text:anchor-type="as-char" svg:y="0cm" fo:margin-left="0.201cm" fo:margin-right="0.201cm" style:vertical-pos="middle" style:vertical-rel="text" style:shadow="none"/>
    </style:style>
    <style:style style:name="OrgInlineFormula" style:family="graphic" style:parent-style-name="Formula">
      <style:graphic-properties text:anchor-type="as-char" fo:margin-left="0.201cm" fo:margin-right="0.201cm" style:vertical-pos="middle" style:vertical-rel="text"/>
    </style:style>
    <style:style style:name="OrgInlineFormula" style:family="graphic" style:parent-style-name="Formula">
      <style:graphic-properties style:vertical-pos="middle" style:vertical-rel="text" draw:ole-draw-aspect="1"/>
    </style:style>
    <style:style style:name="OrgDisplayFormula" style:family="graphic" style:parent-style-name="OrgFormula">
      <style:graphic-properties style:vertical-pos="middle" style:vertical-rel="text" style:horizontal-pos="from-left" style:horizontal-rel="paragraph-content" draw:ole-draw-aspect="1"/>
    </style:style>
    <style:style style:name="OrgFormulaCaptionFrame" style:family="graphic" style:parent-style-name="Frame">
      <style:graphic-properties text:anchor-type="paragraph" fo:margin-left="0cm" fo:margin-right="0cm" fo:margin-top="0cm" fo:margin-bottom="0cm" style:wrap="right" style:number-wrapped-paragraphs="1" style:wrap-contour="false" style:vertical-pos="top" style:vertical-rel="paragraph" style:horizontal-pos="center" style:horizontal-rel="paragraph" fo:padding="0cm" fo:border="none"/>
    </style:style>
    <style:style style:name="OrgCaptionedFormula" style:family="graphic" style:parent-style-name="OrgFormula">
      <style:graphic-properties fo:margin-left="0cm" fo:margin-right="0cm" fo:margin-top="0cm" fo:margin-bottom="0cm" style:run-through="foreground" style:wrap="none" style:vertical-pos="from-top" style:vertical-rel="paragraph-content" style:horizontal-pos="center" style:horizontal-rel="paragraph-content" fo:padding="0cm" fo:border="none" style:shadow="none" draw:ole-draw-aspect="1"/>
    </style:style>
    <!-- Inline Tasks -->
    <style:style style:name="OrgInlineTaskHeading" style:family="paragraph" style:parent-style-name="Caption" style:next-style-name="Text_20_body">
      <style:text-properties style:font-name="Arial1" fo:font-style="normal" fo:font-weight="bold"/>
    </style:style>
    <style:style style:name="OrgInlineTaskFrame" style:family="graphic" style:parent-style-name="Frame">
      <style:graphic-properties svg:x="0cm" svg:y="0cm" style:wrap="none" style:vertical-pos="top" style:vertical-rel="paragraph-content" style:horizontal-pos="center" style:horizontal-rel="paragraph-content" fo:background-color="#ffffcc" style:background-transparency="0%" fo:padding="0.15cm" fo:border="0.26pt solid #000000" style:shadow="none">
        <style:background-image/>
      </style:graphic-properties>
    </style: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!-- Numbered List -->
    <text:list-style style:name="OrgNumberedList">
      <text:list-level-style-number text:level="1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!-- Bulleted List -->
    <text:list-style style:name="OrgBulletedList">
      <text:list-level-style-bullet text:level="1" text:style-name="Bullet_20_Symbols" style:num-suffix="." text:bullet-char="•">
        <style:list-level-properties text:space-before="0.635cm" text:min-label-width="0.635cm"/>
        <style:text-properties fo:font-family="StarSymbol" style:font-charset="x-symbol"/>
      </text:list-level-style-bullet>
      <text:list-level-style-bullet text:level="2" text:style-name="Bullet_20_Symbols" style:num-suffix="." text:bullet-char="•">
        <style:list-level-properties text:space-before="1.27cm" text:min-label-width="0.635cm"/>
        <style:text-properties fo:font-family="StarSymbol" style:font-charset="x-symbol"/>
      </text:list-level-style-bullet>
      <text:list-level-style-bullet text:level="3" text:style-name="Bullet_20_Symbols" style:num-suffix="." text:bullet-char="•">
        <style:list-level-properties text:space-before="1.905cm" text:min-label-width="0.635cm"/>
        <style:text-properties fo:font-family="StarSymbol" style:font-charset="x-symbol"/>
      </text:list-level-style-bullet>
      <text:list-level-style-bullet text:level="4" text:style-name="Bullet_20_Symbols" style:num-suffix="." text:bullet-char="•">
        <style:list-level-properties text:space-before="2.54cm" text:min-label-width="0.635cm"/>
        <style:text-properties fo:font-family="StarSymbol" style:font-charset="x-symbol"/>
      </text:list-level-style-bullet>
      <text:list-level-style-bullet text:level="5" text:style-name="Bullet_20_Symbols" style:num-suffix="." text:bullet-char="•">
        <style:list-level-properties text:space-before="3.175cm" text:min-label-width="0.635cm"/>
        <style:text-properties fo:font-family="StarSymbol" style:font-charset="x-symbol"/>
      </text:list-level-style-bullet>
      <text:list-level-style-bullet text:level="6" text:style-name="Bullet_20_Symbols" style:num-suffix="." text:bullet-char="•">
        <style:list-level-properties text:space-before="3.81cm" text:min-label-width="0.635cm"/>
        <style:text-properties fo:font-family="StarSymbol" style:font-charset="x-symbol"/>
      </text:list-level-style-bullet>
      <text:list-level-style-bullet text:level="7" text:style-name="Bullet_20_Symbols" style:num-suffix="." text:bullet-char="•">
        <style:list-level-properties text:space-before="4.445cm" text:min-label-width="0.635cm"/>
        <style:text-properties fo:font-family="StarSymbol" style:font-charset="x-symbol"/>
      </text:list-level-style-bullet>
      <text:list-level-style-bullet text:level="8" text:style-name="Bullet_20_Symbols" style:num-suffix="." text:bullet-char="•">
        <style:list-level-properties text:space-before="5.08cm" text:min-label-width="0.635cm"/>
        <style:text-properties fo:font-family="StarSymbol" style:font-charset="x-symbol"/>
      </text:list-level-style-bullet>
      <text:list-level-style-bullet text:level="9" text:style-name="Bullet_20_Symbols" style:num-suffix="." text:bullet-char="•">
        <style:list-level-properties text:space-before="5.715cm" text:min-label-width="0.635cm"/>
        <style:text-properties fo:font-family="StarSymbol" style:font-charset="x-symbol"/>
      </text:list-level-style-bullet>
      <text:list-level-style-bullet text:level="10" text:style-name="Bullet_20_Symbols" style:num-suffix="." text:bullet-char="•">
        <style:list-level-properties text:space-before="6.35cm" text:min-label-width="0.635cm"/>
        <style:text-properties fo:font-family="StarSymbol" style:font-charset="x-symbol"/>
      </text:list-level-style-bullet>
    </text:list-style>
    <!-- Description List -->
    <text:list-style style:name="OrgDescriptionList">
      <text:list-level-style-number text:level="1" style:num-format="">
        <style:list-level-properties text:space-before="0.635cm"/>
      </text:list-level-style-number>
      <text:list-level-style-number text:level="2" style:num-format="">
        <style:list-level-properties text:space-before="1.27cm"/>
      </text:list-level-style-number>
      <text:list-level-style-number text:level="3" style:num-format="">
        <style:list-level-properties text:space-before="1.905cm"/>
      </text:list-level-style-number>
      <text:list-level-style-number text:level="4" style:num-format="">
        <style:list-level-properties text:space-before="2.54cm"/>
      </text:list-level-style-number>
      <text:list-level-style-number text:level="5" style:num-format="">
        <style:list-level-properties text:space-before="3.175cm"/>
      </text:list-level-style-number>
      <text:list-level-style-number text:level="6" style:num-format="">
        <style:list-level-properties text:space-before="3.81cm"/>
      </text:list-level-style-number>
      <text:list-level-style-number text:level="7" style:num-format="">
        <style:list-level-properties text:space-before="4.445cm"/>
      </text:list-level-style-number>
      <text:list-level-style-number text:level="8" style:num-format="">
        <style:list-level-properties text:space-before="5.08cm"/>
      </text:list-level-style-number>
      <text:list-level-style-number text:level="9" style:num-format="">
        <style:list-level-properties text:space-before="5.715cm"/>
      </text:list-level-style-number>
      <text:list-level-style-number text:level="10" style:num-format="">
        <style:list-level-properties text:space-before="6.35cm"/>
      </text:list-level-style-number>
    </text:list-style>
    <text:list-style style:name="OrgSrcBlockNumberedLine">
      <text:list-level-style-number text:level="1" style:num-format="1">
        <style:list-level-properties text:space-before="0.635cm" text:min-label-width="0.635cm" text:min-label-distance="0.101cm" fo:text-align="end"/>
      </text:list-level-style-number>
      <text:list-level-style-number text:level="2" style:num-format="1">
        <style:list-level-properties text:space-before="1.27cm" text:min-label-width="0.635cm" text:min-label-distance="0.101cm" fo:text-align="end"/>
      </text:list-level-style-number>
      <text:list-level-style-number text:level="3" style:num-format="1">
        <style:list-level-properties text:space-before="1.905cm" text:min-label-width="0.635cm" text:min-label-distance="0.101cm" fo:text-align="end"/>
      </text:list-level-style-number>
      <text:list-level-style-number text:level="4" style:num-format="1">
        <style:list-level-properties text:space-before="2.54cm" text:min-label-width="0.635cm" text:min-label-distance="0.101cm" fo:text-align="end"/>
      </text:list-level-style-number>
      <text:list-level-style-number text:level="5" style:num-format="1">
        <style:list-level-properties text:space-before="3.175cm" text:min-label-width="0.635cm" text:min-label-distance="0.101cm" fo:text-align="end"/>
      </text:list-level-style-number>
      <text:list-level-style-number text:level="6" style:num-format="1">
        <style:list-level-properties text:space-before="3.81cm" text:min-label-width="0.635cm" text:min-label-distance="0.101cm" fo:text-align="end"/>
      </text:list-level-style-number>
      <text:list-level-style-number text:level="7" style:num-format="1">
        <style:list-level-properties text:space-before="4.445cm" text:min-label-width="0.635cm" text:min-label-distance="0.101cm" fo:text-align="end"/>
      </text:list-level-style-number>
      <text:list-level-style-number text:level="8" style:num-format="1">
        <style:list-level-properties text:space-before="5.08cm" text:min-label-width="0.635cm" text:min-label-distance="0.101cm" fo:text-align="end"/>
      </text:list-level-style-number>
      <text:list-level-style-number text:level="9" style:num-format="1">
        <style:list-level-properties text:space-before="5.715cm" text:min-label-width="0.635cm" text:min-label-distance="0.101cm" fo:text-align="end"/>
      </text:list-level-style-number>
      <text:list-level-style-number text:level="10" style:num-format="1">
        <style:list-level-properties text:space-before="6.35cm" text:min-label-width="0.635cm" text:min-label-distance="0.101cm" fo:text-align="end"/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!-- Org Htmlfontify Styles -->
    <style:style style:name="OrgSrcFontLockFunctionNameFace" style:family="text">
      <style:text-properties fo:color="#ffd700"/>
    </style:style>
    <style:style style:name="OrgSrcFontLockCommentFace" style:family="text">
      <style:text-properties fo:color="#6c6c6c"/>
    </style:style>
    <style:style style:name="OrgSrcFontLockCommentDelimiterFace" style:family="text">
      <style:text-properties fo:color="#6c6c6c"/>
    </style:style>
    <style:style style:name="OrgSrcFontLockVariableNameFace" style:family="text">
      <style:text-properties fo:color="#ff8700"/>
    </style:style>
    <style:style style:name="OrgSrcBlock" style:family="paragraph" style:parent-style-name="Preformatted_20_Text">
      <style:paragraph-properties fo:background-color="#303030" fo:padding="0.049cm" fo:border="0.51pt solid #000000" style:shadow="none">
        <style:background-image/>
      </style:paragraph-properties>
      <style:text-properties fo:color="#c6c6c6"/>
    </style:style>
    <style:style style:name="OrgSrcFontLockTypeFace" style:family="text">
      <style:text-properties fo:color="#00d7af"/>
    </style:style>
    <style:style style:name="OrgSrcFontLockKeywordFace" style:family="text">
      <style:text-properties fo:color="#a1db00"/>
    </style:styl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mirrored">
      <style:page-layout-properties fo:page-width="21.001cm" fo:page-height="29.7cm" style:num-format="i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4" style:page-usage="right">
      <style:page-layout-properties fo:page-width="21.001cm" fo:page-height="29.7cm" style:num-format="1" style:print-orientation="portrait" fo:margin-top="2cm" fo:margin-bottom="2cm" fo:margin-left="2cm" fo:margin-right="2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5" style:page-usage="mirrored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/></text:p>
      </style:footer>
    </style:master-page>
    <style:master-page style:name="OrgTitlePage" style:page-layout-name="Mpm2" style:next-style-name="OrgFrontMatterPage"/>
    <style:master-page style:name="OrgFrontMatterPage" style:page-layout-name="Mpm3">
      <style:footer>
        <text:p text:style-name="MP1"><text:page-number text:select-page="current"/></text:p>
      </style:footer>
    </style:master-page>
    <style:master-page style:name="OrgFirstPage" style:page-layout-name="Mpm4" style:next-style-name="OrgPage">
      <style:footer>
        <text:p text:style-name="MP1"><text:page-number text:select-page="current"/></text:p>
      </style:footer>
    </style:master-page>
    <style:master-page style:name="OrgPage" style:page-layout-name="Mpm5">
      <style:footer>
        <text:p text:style-name="MP1"><text:page-number text:select-page="current"/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YeZhang</dc:creator>
    <meta:initial-creator>YeZhang</meta:initial-creator>
    <dc:date>2021-09-17T10:17:33</dc:date>
    <meta:creation-date>2021-09-17T10:17:33</meta:creation-date>
    <meta:generator>Emacs 27.2 (Org mode 9.2.5)</meta:generator>
    <meta:keyword/>
    <dc:subject/>
    <dc:title>蜗窝科技博客笔记</dc:title>
  </office:meta>
</office:document-meta>
</file>